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0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d7d7" fo:wrap-option="wrap"/>
      <style:text-properties fo:color="#c9211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COPUS 12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a xlink:href="https://www.scopus.com/record/display.uri?eid=2-s2.0-85181950736&amp;origin=resultslist&amp;sort=plf-f&amp;src=s&amp;sid=32d4154f8041eb1cca2c9cd615ce31ca&amp;sot=b&amp;sdt=b&amp;s=TITLE-ABS-KEY%28%28%22digital+product+passport%22+OR+DPP+or+%22product+passport%22%29+AND+%28%22+block+chain%22+or+blockchain+or+dlt+or+%22distributed+ledger%22+or+%22distributed+ledger+technologies%22+or+%22smart+contract%22+or+smartcontract+%29%29&amp;sl=213&amp;sessionSearchId=32d4154f8041eb1cca2c9cd615ce31ca&amp;relpos=0" xlink:type="simple">A Traceability Platform for Monitoring Environmental and Social Sustainability in the Textile and Clothing Value Chain: Towards a Digital Passport for Textiles and Clothing</text:a></text:p>
          </table:table-cell>
          <table:table-cell table:number-columns-repeated="2"/>
          <table:table-cell table:style-name="ce9"/>
          <table:table-cell/>
          <table:table-cell table:style-name="ce10"/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traceability review for textile + blockchain proposal -&gt; related worked biblio</text:p>
          </table:table-cell>
        </table:table-row>
        <table:table-row table:style-name="ro3">
          <table:table-cell table:style-name="ce2" office:value-type="string" calcext:value-type="string">
            <text:p><text:a xlink:href="https://www.scopus.com/record/display.uri?eid=2-s2.0-85179123256&amp;origin=resultslist&amp;sort=plf-f&amp;src=s&amp;sid=32d4154f8041eb1cca2c9cd615ce31ca&amp;sot=b&amp;sdt=b&amp;s=TITLE-ABS-KEY%28%28%22digital+product+passport%22+OR+DPP+or+%22product+passport%22%29+AND+%28%22+block+chain%22+or+blockchain+or+dlt+or+%22distributed+ledger%22+or+%22distributed+ledger+technologies%22+or+%22smart+contract%22+or+smartcontract+%29%29&amp;sl=213&amp;sessionSearchId=32d4154f8041eb1cca2c9cd615ce31ca&amp;relpos=1" xlink:type="simple">Implementation of Blockchain Technology in Waste Management</text:a></text:p>
          </table:table-cell>
          <table:table-cell/>
          <table:table-cell table:style-name="ce8"/>
          <table:table-cell table:style-name="ce9"/>
          <table:table-cell table:number-columns-repeated="4"/>
          <table:table-cell office:value-type="string" calcext:value-type="string">
            <text:p>waste : IoT, NFT with SkeyNetwork (VeChain) + QR code /RFID</text:p>
          </table:table-cell>
        </table:table-row>
        <table:table-row table:style-name="ro3">
          <table:table-cell table:style-name="ce2" office:value-type="string" calcext:value-type="string">
            <text:p><text:a xlink:href="https://www.scopus.com/record/display.uri?eid=2-s2.0-85177462308&amp;origin=resultslist&amp;sort=plf-f&amp;src=s&amp;sid=32d4154f8041eb1cca2c9cd615ce31ca&amp;sot=b&amp;sdt=b&amp;s=TITLE-ABS-KEY%28%28%22digital+product+passport%22+OR+DPP+or+%22product+passport%22%29+AND+%28%22+block+chain%22+or+blockchain+or+dlt+or+%22distributed+ledger%22+or+%22distributed+ledger+technologies%22+or+%22smart+contract%22+or+smartcontract+%29%29&amp;sl=213&amp;sessionSearchId=32d4154f8041eb1cca2c9cd615ce31ca&amp;relpos=2" xlink:type="simple">The fashion product passport: In search of the killer app</text:a>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<text:a xlink:href="https://www.scopus.com/record/display.uri?eid=2-s2.0-85169761836&amp;origin=resultslist&amp;sort=plf-f&amp;src=s&amp;sid=32d4154f8041eb1cca2c9cd615ce31ca&amp;sot=b&amp;sdt=b&amp;s=TITLE-ABS-KEY%28%28%22digital+product+passport%22+OR+DPP+or+%22product+passport%22%29+AND+%28%22+block+chain%22+or+blockchain+or+dlt+or+%22distributed+ledger%22+or+%22distributed+ledger+technologies%22+or+%22smart+contract%22+or+smartcontract+%29%29&amp;sl=213&amp;sessionSearchId=32d4154f8041eb1cca2c9cd615ce31ca&amp;relpos=3" xlink:type="simple">Elastic resource allocation in sharding-based blockchains</text:a>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a xlink:href="https://www.scopus.com/record/display.uri?eid=2-s2.0-85149388477&amp;origin=resultslist&amp;sort=plf-f&amp;src=s&amp;sid=32d4154f8041eb1cca2c9cd615ce31ca&amp;sot=b&amp;sdt=b&amp;s=TITLE-ABS-KEY%28%28%22digital+product+passport%22+OR+DPP+or+%22product+passport%22%29+AND+%28%22+block+chain%22+or+blockchain+or+dlt+or+%22distributed+ledger%22+or+%22distributed+ledger+technologies%22+or+%22smart+contract%22+or+smartcontract+%29%29&amp;sl=213&amp;sessionSearchId=32d4154f8041eb1cca2c9cd615ce31ca&amp;relpos=4" xlink:type="simple">Blockchain and Green Certificates Based Market Structure and Transaction Mechanism of Direct Power-Purchase for Industrial Users</text:a>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2">
          <table:table-cell table:style-name="ce1" office:value-type="string" calcext:value-type="string">
            <text:p><text:a xlink:href="https://www.scopus.com/record/display.uri?eid=2-s2.0-85152858789&amp;origin=resultslist&amp;sort=plf-f&amp;src=s&amp;sid=32d4154f8041eb1cca2c9cd615ce31ca&amp;sot=b&amp;sdt=b&amp;s=TITLE-ABS-KEY%28%28%22digital+product+passport%22+OR+DPP+or+%22product+passport%22%29+AND+%28%22+block+chain%22+or+blockchain+or+dlt+or+%22distributed+ledger%22+or+%22distributed+ledger+technologies%22+or+%22smart+contract%22+or+smartcontract+%29%29&amp;sl=213&amp;sessionSearchId=32d4154f8041eb1cca2c9cd615ce31ca&amp;relpos=5" xlink:type="simple">Information-Based Plastic Material Tracking for Circular Economy—A Review</text:a>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2">
          <table:table-cell table:style-name="ce1" office:value-type="string" calcext:value-type="string">
            <text:p><text:a xlink:href="https://www.scopus.com/record/display.uri?eid=2-s2.0-85174411405&amp;origin=resultslist&amp;sort=plf-f&amp;src=s&amp;sid=32d4154f8041eb1cca2c9cd615ce31ca&amp;sot=b&amp;sdt=b&amp;s=TITLE-ABS-KEY%28%28%22digital+product+passport%22+OR+DPP+or+%22product+passport%22%29+AND+%28%22+block+chain%22+or+blockchain+or+dlt+or+%22distributed+ledger%22+or+%22distributed+ledger+technologies%22+or+%22smart+contract%22+or+smartcontract+%29%29&amp;sl=213&amp;sessionSearchId=32d4154f8041eb1cca2c9cd615ce31ca&amp;relpos=6" xlink:type="simple">Digital Product Passports: Use Cases Framework and Technical Architecture Using DLT and Smart Contracts</text:a>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<text:a xlink:href="https://www.scopus.com/record/display.uri?eid=2-s2.0-85123272637&amp;origin=resultslist&amp;sort=plf-f&amp;src=s&amp;sid=32d4154f8041eb1cca2c9cd615ce31ca&amp;sot=b&amp;sdt=b&amp;s=TITLE-ABS-KEY%28%28%22digital+product+passport%22+OR+DPP+or+%22product+passport%22%29+AND+%28%22+block+chain%22+or+blockchain+or+dlt+or+%22distributed+ledger%22+or+%22distributed+ledger+technologies%22+or+%22smart+contract%22+or+smartcontract+%29%29&amp;sl=213&amp;sessionSearchId=32d4154f8041eb1cca2c9cd615ce31ca&amp;relpos=7" xlink:type="simple">Elastic Resource Allocation Against Imbalanced Transaction Assignments in Sharding-Based Permissioned Blockchains</text:a>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2">
          <table:table-cell table:style-name="ce3" office:value-type="string" calcext:value-type="string">
            <text:p><text:a xlink:href="https://www.scopus.com/record/display.uri?eid=2-s2.0-85153700067&amp;origin=resultslist&amp;sort=plf-f&amp;src=s&amp;sid=32d4154f8041eb1cca2c9cd615ce31ca&amp;sot=b&amp;sdt=b&amp;s=TITLE-ABS-KEY%28%28%22digital+product+passport%22+OR+DPP+or+%22product+passport%22%29+AND+%28%22+block+chain%22+or+blockchain+or+dlt+or+%22distributed+ledger%22+or+%22distributed+ledger+technologies%22+or+%22smart+contract%22+or+smartcontract+%29%29&amp;sl=213&amp;sessionSearchId=32d4154f8041eb1cca2c9cd615ce31ca&amp;relpos=8" xlink:type="simple">Proceedings - 2022 International Conference on Cyber-Enabled Distributed Computing and Knowledge Discovery, CyberC 2022</text:a>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a xlink:href="https://www.scopus.com/record/display.uri?eid=2-s2.0-85184372495&amp;origin=resultslist&amp;sort=plf-f&amp;src=s&amp;sid=32d4154f8041eb1cca2c9cd615ce31ca&amp;sot=b&amp;sdt=b&amp;s=TITLE-ABS-KEY%28%28%22digital+product+passport%22+OR+DPP+or+%22product+passport%22%29+AND+%28%22+block+chain%22+or+blockchain+or+dlt+or+%22distributed+ledger%22+or+%22distributed+ledger+technologies%22+or+%22smart+contract%22+or+smartcontract+%29%29&amp;sl=213&amp;sessionSearchId=32d4154f8041eb1cca2c9cd615ce31ca&amp;relpos=9" xlink:type="simple">Scaling A Blockchain System for 5G-based Vehicular Networks Using Heuristic Sharding</text:a>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2">
          <table:table-cell table:style-name="ce3" office:value-type="string" calcext:value-type="string">
            <text:p><text:a xlink:href="https://www.scopus.com/record/display.uri?eid=2-s2.0-77953699935&amp;origin=resultslist&amp;sort=plf-f&amp;src=s&amp;sid=32d4154f8041eb1cca2c9cd615ce31ca&amp;sot=b&amp;sdt=b&amp;s=TITLE-ABS-KEY%28%28%22digital+product+passport%22+OR+DPP+or+%22product+passport%22%29+AND+%28%22+block+chain%22+or+blockchain+or+dlt+or+%22distributed+ledger%22+or+%22distributed+ledger+technologies%22+or+%22smart+contract%22+or+smartcontract+%29%29&amp;sl=213&amp;sessionSearchId=32d4154f8041eb1cca2c9cd615ce31ca&amp;relpos=10" xlink:type="simple">Pediatric phase i trial design using maximum target inhibition as the primary endpoint</text:a>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<text:a xlink:href="https://www.scopus.com/record/display.uri?eid=2-s2.0-71349086841&amp;origin=resultslist&amp;sort=plf-f&amp;src=s&amp;sid=32d4154f8041eb1cca2c9cd615ce31ca&amp;sot=b&amp;sdt=b&amp;s=TITLE-ABS-KEY%28%28%22digital+product+passport%22+OR+DPP+or+%22product+passport%22%29+AND+%28%22+block+chain%22+or+blockchain+or+dlt+or+%22distributed+ledger%22+or+%22distributed+ledger+technologies%22+or+%22smart+contract%22+or+smartcontract+%29%29&amp;sl=213&amp;sessionSearchId=32d4154f8041eb1cca2c9cd615ce31ca&amp;relpos=11" xlink:type="simple">Phase I/II study of the lipiodolization using DDP-H (CDDP powder; IA-call®) in patients with unresectable hepatocellular carcinoma</text:a>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WOS 12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<text:a xlink:href="https://www.webofscience.com/wos/woscc/full-record/WOS:001055823500001" xlink:type="simple">Integrating Absolute Sustainability and Social Sustainability in the Digital Product Passport to Promote Industry 5.0</text:a>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<text:a xlink:href="https://www.webofscience.com/wos/woscc/full-record/WOS:001116308100001" xlink:type="simple">Implementation of Blockchain Technology in Waste Management</text:a></text:p>
          </table:table-cell>
          <table:table-cell/>
          <table:table-cell table:style-name="ce8"/>
          <table:table-cell table:style-name="ce9"/>
          <table:table-cell table:number-columns-repeated="5"/>
        </table:table-row>
        <table:table-row table:style-name="ro4">
          <table:table-cell table:style-name="ce4" office:value-type="string" calcext:value-type="string">
            <text:p><text:a xlink:href="https://www.webofscience.com/wos/woscc/full-record/WOS:000969876500001" xlink:type="simple">Information-Based Plastic Material Tracking for Circular Economy-A Review</text:a>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4">
          <table:table-cell table:style-name="ce4" office:value-type="string" calcext:value-type="string">
            <text:p><text:a xlink:href="https://www.webofscience.com/wos/woscc/full-record/WOS:001061319100064" xlink:type="simple">Blockchain and Green Certificates Based Market Structure and Transaction Mechanism of Direct Power-Purchase for Industrial Users</text:a>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3">
          <table:table-cell table:style-name="ce2" office:value-type="string" calcext:value-type="string">
            <text:p>Enhancing trust in global supply chains: Conceptualizing Digital Product Passports for a low-carbon hydrogen market</text:p>
          </table:table-cell>
          <table:table-cell table:number-columns-repeated="8"/>
        </table:table-row>
        <table:table-row table:style-name="ro4">
          <table:table-cell table:style-name="ce5"/>
          <table:table-cell table:number-columns-repeated="8"/>
        </table:table-row>
        <table:table-row table:style-name="ro4">
          <table:table-cell table:style-name="ce4" office:value-type="string" calcext:value-type="string">
            <text:p><text:a xlink:href="https://www.webofscience.com/wos/woscc/full-record/WOS:001140695600001" xlink:type="simple">A Traceability Platform for Monitoring Environmental and Social Sustainability in the Textile and Clothing Value Chain: Towards a Digital Passport for Textiles and Clothing</text:a>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4">
          <table:table-cell table:style-name="ce6" office:value-type="string" calcext:value-type="string">
            <text:p><text:a xlink:href="https://www.webofscience.com/wos/woscc/full-record/WOS:000790747201028" xlink:type="simple">Scaling A Blockchain System For 5G-based Vehicular Networks Using Heuristic Sharding</text:a>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4">
          <table:table-cell table:style-name="ce4" office:value-type="string" calcext:value-type="string">
            <text:p><text:a xlink:href="https://www.webofscience.com/wos/woscc/full-record/WOS:000839363100056" xlink:type="simple">CreditX: A Decentralized and Secure Credit Platform for Higher Educational Institutes Based on Blockchain Technology</text:a>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<text:a xlink:href="https://www.webofscience.com/wos/woscc/full-record/WOS:000766600000002" xlink:type="simple">Elastic Resource Allocation Against Imbalanced Transaction Assignments in Sharding-Based Permissioned Blockchains</text:a>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4">
          <table:table-cell table:style-name="ce7" office:value-type="string" calcext:value-type="string">
            <text:p><text:a xlink:href="https://www.webofscience.com/wos/woscc/full-record/WOS:000279925200011" xlink:type="simple">Pediatric Phase I Trial Design Using Maximum Target Inhibition as the Primary Endpoint</text:a>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4">
          <table:table-cell table:style-name="ce7" office:value-type="string" calcext:value-type="string">
            <text:p><text:a xlink:href="https://www.webofscience.com/wos/woscc/full-record/WOS:000271948300012" xlink:type="simple">Phase I/II study of the lipiodolization using DDP-H (CDDP powder; IA-callA®) in patients with unresectable hepatocellular carcinoma</text:a>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4">
          <table:table-cell table:style-name="ce4" office:value-type="string" calcext:value-type="string">
            <text:p><text:a xlink:href="https://www.webofscience.com/wos/woscc/full-record/WOS:001151758000001" xlink:type="simple">Digital product passports as enablers of digital circular economy: a framework based on technological perspective</text:a>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ACM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table:style-name="ce2" office:value-type="string" calcext:value-type="string">
            <text:p><text:a xlink:href="https://dl.acm.org/doi/10.1145/3460112.3471973" xlink:type="simple">eReuse poster: the circular economy of digital devices</text:a></text:p>
          </table:table-cell>
          <table:table-cell office:value-type="string" calcext:value-type="string">
            <text:p>Not published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IRPASS</text:p>
          </table:table-cell>
          <table:table-cell office:value-type="string" calcext:value-type="string">
            <text:p>48 intiatives</text:p>
          </table:table-cell>
          <table:table-cell office:value-type="string" calcext:value-type="string">
            <text:p>9 miss labeled</text:p>
          </table:table-cell>
          <table:table-cell office:value-type="string" calcext:value-type="string">
            <text:p>14 no info</text:p>
          </table:table-cell>
          <table:table-cell office:value-type="string" calcext:value-type="string">
            <text:p>? scarce</text:p>
          </table:table-cell>
          <table:table-cell office:value-type="string" calcext:value-type="string">
            <text:p>good info ?</text:p>
          </table:table-cell>
          <table:table-cell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8 doubl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5 pas du tout en lien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08:27:44.608227588</meta:creation-date>
    <dc:date>2024-04-05T14:35:31.227212099</dc:date>
    <meta:editing-duration>P2DT14M14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